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hlomo" svg:font-family="Shlomo" style:font-family-generic="system" style:font-pitch="variable"/>
  </office:font-face-decls>
  <office:automatic-styles>
    <style:style style:name="P1" style:family="paragraph" style:parent-style-name="Normal">
      <style:text-properties style:font-name="Shlomo" style:font-name-complex="Shlomo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style:font-name="Shlomo" style:font-name-complex="Shlomo"/>
    </style:style>
    <style:style style:name="P4" style:family="paragraph" style:parent-style-name="List_20_Paragraph" style:list-style-name="L2">
      <style:text-properties style:font-name="Shlomo" style:font-name-complex="Shlomo"/>
    </style:style>
    <style:style style:name="P5" style:family="paragraph" style:parent-style-name="List_20_Paragraph" style:list-style-name="L3">
      <style:text-properties style:font-name="Shlomo" style:font-name-complex="Shlomo"/>
    </style:style>
    <style:style style:name="P6" style:family="paragraph" style:parent-style-name="List_20_Paragraph" style:list-style-name="L1">
      <style:text-properties style:font-name="Shlomo" officeooo:rsid="001d6af5" officeooo:paragraph-rsid="001d6af5" style:font-name-complex="Shlomo"/>
    </style:style>
    <style:style style:name="P7" style:family="paragraph" style:parent-style-name="List_20_Paragraph" style:list-style-name="L3"/>
    <style:style style:name="P8" style:family="paragraph" style:parent-style-name="Normal" style:master-page-name="MP0">
      <style:paragraph-properties style:page-number="auto" fo:break-before="page"/>
      <style:text-properties style:font-name="Shlomo" style:font-name-complex="Shlomo"/>
    </style:style>
    <style:style style:name="T1" style:family="text">
      <style:text-properties style:font-name="Shlomo" style:font-name-complex="Shlomo"/>
    </style:style>
    <style:style style:name="T2" style:family="text">
      <style:text-properties style:font-name="Shlomo" style:font-name-complex="Shlomo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xt:</text:p>
      <text:list xml:id="list3038649920" text:style-name="L1">
        <text:list-item>
          <text:p text:style-name="P3">Add Yah Eli piyyut</text:p>
        </text:list-item>
        <text:list-item>
          <text:p text:style-name="P3">Add Bei Ana</text:p>
        </text:list-item>
        <text:list-item>
          <text:p text:style-name="P3">Girsa of beracha of mekadeish hashabbat--add ungrammatical version in footnote</text:p>
        </text:list-item>
        <text:list-item>
          <text:p text:style-name="P3">Add feminine version for hatarat nedarim</text:p>
        </text:list-item>
        <text:list-item>
          <text:p text:style-name="P3">Shva-marking in kaddish</text:p>
        </text:list-item>
        <text:list-item>
          <text:p text:style-name="P2"><text:span text:style-name="Default_20_Paragraph_20_Font"><text:span text:style-name="T2">Check avinu malkeinu</text:span></text:span></text:p>
        </text:list-item>
      </text:list>
      <text:p text:style-name="P1">Formatting:</text:p>
      <text:list xml:id="list115239514500674" text:continue-numbering="true" text:style-name="L1">
        <text:list-item>
          <text:p text:style-name="P3">Shabbat amidah-intro has stuff falling into the margin</text:p>
        </text:list-item>
        <text:list-item>
          <text:p text:style-name="P3">Space before mashiv haruach</text:p>
        </text:list-item>
        <text:list-item>
          <text:p text:style-name="P3">Shabbat mincha kedusha is screwed up</text:p>
        </text:list-item>
        <text:list-item>
          <text:p text:style-name="P3">Bentshing (bamarom) has messed up formatting</text:p>
        </text:list-item>
        <text:list-item>
          <text:p text:style-name="P6">Psukei Dzimra says “birchot hashachar” on top of the page throughout</text:p>
        </text:list-item>
      </text:list>
      <text:p text:style-name="P1">Bilingual instructions</text:p>
      <text:list xml:id="list960208731" text:style-name="L2">
        <text:list-item>
          <text:p text:style-name="P4">Rashi script for instructions</text:p>
        </text:list-item>
        <text:list-item>
          <text:p text:style-name="P4">Stretchy letters</text:p>
        </text:list-item>
        <text:list-item>
          <text:p text:style-name="P4">Bold for shva na'</text:p>
        </text:list-item>
      </text:list>
      <text:p text:style-name="P1">Other:</text:p>
      <text:list xml:id="list2382835909" text:style-name="L3">
        <text:list-item>
          <text:p text:style-name="P7"><text:span text:style-name="Default_20_Paragraph_20_Font"><text:span text:style-name="T1">Come up with a name--for now, </text:span></text:span><text:span text:style-name="Default_20_Paragraph_20_Font"><text:span text:style-name="T2">קטורת תמיד</text:span></text:span></text:p>
        </text:list-item>
        <text:list-item>
          <text:p text:style-name="P5">Reorganize so Yom-Tov doesn't have so much skipping around--in progress</text:p>
        </text:list-item>
        <text:list-item>
          <text:p text:style-name="P5">Add bibliography</text:p>
          <text:list>
            <text:list-item>
              <text:p text:style-name="P5">Olas Tamid</text:p>
            </text:list-item>
            <text:list-item>
              <text:p text:style-name="P5">Wikisource (Siddur and Tanakh)</text:p>
            </text:list-item>
            <text:list-item>
              <text:p text:style-name="P5">Birnbaum</text:p>
            </text:list-item>
            <text:list-item>
              <text:p text:style-name="P5">Sim Shalom</text:p>
            </text:list-item>
            <text:list-item>
              <text:p text:style-name="P5"><text:soft-page-break/>Lev Shalem</text:p>
            </text:list-item>
            <text:list-item>
              <text:p text:style-name="P5">Artscroll</text:p>
            </text:list-item>
            <text:list-item>
              <text:p text:style-name="P5">Koren</text:p>
            </text:list-item>
            <text:list-item>
              <text:p text:style-name="P5">Avodat Yisrael</text:p>
            </text:list-item>
            <text:list-item>
              <text:p text:style-name="P7"><text:span text:style-name="Default_20_Paragraph_20_Font"><text:span text:style-name="T1">Tefilat Yesharim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hlomo" svg:font-family="Shlomo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4-24T11:52:37.320000000</dc:date>
    <meta:editing-cycles>9</meta:editing-cycles>
    <meta:editing-duration>PT26M42S</meta:editing-duration>
    <meta:document-statistic meta:table-count="0" meta:image-count="0" meta:object-count="0" meta:page-count="2" meta:paragraph-count="30" meta:word-count="145" meta:character-count="790" meta:non-whitespace-character-count="704"/>
    <meta:template xlink:type="simple" xlink:actuate="onRequest" xlink:title="" xlink:href="Normal.dotm"/>
  </office:meta>
</office:document-meta>
</file>